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1.8256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3.7555in"/>
    </style:style>
    <style:style style:name="co7" style:family="table-column">
      <style:table-column-properties fo:break-before="auto" style:column-width="3.8626in"/>
    </style:style>
    <style:style style:name="co8" style:family="table-column">
      <style:table-column-properties fo:break-before="auto" style:column-width="3.4445in"/>
    </style:style>
    <style:style style:name="co9" style:family="table-column">
      <style:table-column-properties fo:break-before="auto" style:column-width="3.552in"/>
    </style:style>
    <style:style style:name="co10" style:family="table-column">
      <style:table-column-properties fo:break-before="auto" style:column-width="2.9516in"/>
    </style:style>
    <style:style style:name="co11" style:family="table-column">
      <style:table-column-properties fo:break-before="auto" style:column-width="3.0591in"/>
    </style:style>
    <style:style style:name="co12" style:family="table-column">
      <style:table-column-properties fo:break-before="auto" style:column-width="2.8764in"/>
    </style:style>
    <style:style style:name="co13" style:family="table-column">
      <style:table-column-properties fo:break-before="auto" style:column-width="2.9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andtlData" table:style-name="ta1">
        <table:shapes>
          <draw:frame draw:z-index="0" draw:style-name="gr1" draw:text-style-name="P1" svg:width="7.5283in" svg:height="4.2665in" svg:x="0.3197in" svg:y="3.4929in">
            <draw:object draw:notify-on-update-of-ranges="prandtlData.A2:prandtlData.A18 prandtlData.B1:prandtlData.B1 prandtlData.B2:prandtlData.B18 prandtlData.A2:prandtlData.A18 prandtlData.C1:prandtlData.C1 prandtlData.C2:prandtlData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DegreeC </text:p>
          </table:table-cell>
          <table:table-cell office:value-type="string" calcext:value-type="string">
            <text:p><text:s/>dowthermAPrandtlNumber </text:p>
          </table:table-cell>
          <table:table-cell office:value-type="string" calcext:value-type="string">
            <text:p><text:s/>therminolVP1PrandtlNumber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.4244008911477" calcext:value-type="float">
            <text:p>59.4244008911477</text:p>
          </table:table-cell>
          <table:table-cell office:value-type="float" office:value="46.923506762759" calcext:value-type="float">
            <text:p>46.923506762759</text:p>
          </table:table-cell>
          <table:table-cell table:style-name="ce1" table:formula="of:=(ABS([.B2]-[.C2])/[.B2])*100" office:value-type="float" office:value="21.0366346836" calcext:value-type="float">
            <text:p>21.03663468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6223649921675" calcext:value-type="float">
            <text:p>39.6223649921675</text:p>
          </table:table-cell>
          <table:table-cell office:value-type="float" office:value="38.1431142631257" calcext:value-type="float">
            <text:p>38.1431142631257</text:p>
          </table:table-cell>
          <table:table-cell table:formula="of:=(ABS([.B3]-[.C3])/[.B3])*100" office:value-type="float" office:value="3.73337313240694" calcext:value-type="float">
            <text:p>3.733373132406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.9692624400534" calcext:value-type="float">
            <text:p>29.9692624400534</text:p>
          </table:table-cell>
          <table:table-cell office:value-type="float" office:value="31.6329354417862" calcext:value-type="float">
            <text:p>31.6329354417862</text:p>
          </table:table-cell>
          <table:table-cell table:formula="of:=(ABS([.B4]-[.C4])/[.B4])*100" office:value-type="float" office:value="5.55126441653542" calcext:value-type="float">
            <text:p>5.551264416535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2878513011323" calcext:value-type="float">
            <text:p>24.2878513011323</text:p>
          </table:table-cell>
          <table:table-cell office:value-type="float" office:value="26.6976930225852" calcext:value-type="float">
            <text:p>26.6976930225852</text:p>
          </table:table-cell>
          <table:table-cell table:formula="of:=(ABS([.B5]-[.C5])/[.B5])*100" office:value-type="float" office:value="9.9220045922323" calcext:value-type="float">
            <text:p>9.92200459223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.5609791897842" calcext:value-type="float">
            <text:p>20.5609791897842</text:p>
          </table:table-cell>
          <table:table-cell office:value-type="float" office:value="22.8827897236822" calcext:value-type="float">
            <text:p>22.8827897236822</text:p>
          </table:table-cell>
          <table:table-cell table:formula="of:=(ABS([.B6]-[.C6])/[.B6])*100" office:value-type="float" office:value="11.2923149839654" calcext:value-type="float">
            <text:p>11.29231498396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9372522308812" calcext:value-type="float">
            <text:p>17.9372522308812</text:p>
          </table:table-cell>
          <table:table-cell office:value-type="float" office:value="19.8828193132214" calcext:value-type="float">
            <text:p>19.8828193132214</text:p>
          </table:table-cell>
          <table:table-cell table:formula="of:=(ABS([.B7]-[.C7])/[.B7])*100" office:value-type="float" office:value="10.8465168315505" calcext:value-type="float">
            <text:p>10.84651683155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9961413431415" calcext:value-type="float">
            <text:p>15.9961413431415</text:p>
          </table:table-cell>
          <table:table-cell office:value-type="float" office:value="17.4875752157081" calcext:value-type="float">
            <text:p>17.4875752157081</text:p>
          </table:table-cell>
          <table:table-cell table:formula="of:=(ABS([.B8]-[.C8])/[.B8])*100" office:value-type="float" office:value="9.32371026595153" calcext:value-type="float">
            <text:p>9.32371026595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5063918701965" calcext:value-type="float">
            <text:p>14.5063918701965</text:p>
          </table:table-cell>
          <table:table-cell office:value-type="float" office:value="15.5491980805217" calcext:value-type="float">
            <text:p>15.5491980805217</text:p>
          </table:table-cell>
          <table:table-cell table:formula="of:=(ABS([.B9]-[.C9])/[.B9])*100" office:value-type="float" office:value="7.18859809976355" calcext:value-type="float">
            <text:p>7.188598099763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3304654093253" calcext:value-type="float">
            <text:p>13.3304654093253</text:p>
          </table:table-cell>
          <table:table-cell office:value-type="float" office:value="13.9616281339827" calcext:value-type="float">
            <text:p>13.9616281339827</text:p>
          </table:table-cell>
          <table:table-cell table:formula="of:=(ABS([.B10]-[.C10])/[.B10])*100" office:value-type="float" office:value="4.73473885027204" calcext:value-type="float">
            <text:p>4.734738850272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3815130025327" calcext:value-type="float">
            <text:p>12.3815130025327</text:p>
          </table:table-cell>
          <table:table-cell office:value-type="float" office:value="12.6474299663602" calcext:value-type="float">
            <text:p>12.6474299663602</text:p>
          </table:table-cell>
          <table:table-cell table:formula="of:=(ABS([.B11]-[.C11])/[.B11])*100" office:value-type="float" office:value="2.14769361202549" calcext:value-type="float">
            <text:p>2.147693612025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6020370893716" calcext:value-type="float">
            <text:p>11.6020370893716</text:p>
          </table:table-cell>
          <table:table-cell office:value-type="float" office:value="11.5491516925657" calcext:value-type="float">
            <text:p>11.5491516925657</text:p>
          </table:table-cell>
          <table:table-cell table:formula="of:=(ABS([.B12]-[.C12])/[.B12])*100" office:value-type="float" office:value="0.455828544578152" calcext:value-type="float">
            <text:p>0.4558285445781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9524844583996" calcext:value-type="float">
            <text:p>10.9524844583996</text:p>
          </table:table-cell>
          <table:table-cell office:value-type="float" office:value="10.6235401882479" calcext:value-type="float">
            <text:p>10.6235401882479</text:p>
          </table:table-cell>
          <table:table-cell table:formula="of:=(ABS([.B13]-[.C13])/[.B13])*100" office:value-type="float" office:value="3.00337582218095" calcext:value-type="float">
            <text:p>3.003375822180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.4047699292687" calcext:value-type="float">
            <text:p>10.4047699292687</text:p>
          </table:table-cell>
          <table:table-cell office:value-type="float" office:value="9.83759486677151" calcext:value-type="float">
            <text:p>9.83759486677151</text:p>
          </table:table-cell>
          <table:table-cell table:formula="of:=(ABS([.B14]-[.C14])/[.B14])*100" office:value-type="float" office:value="5.4511062363976" calcext:value-type="float">
            <text:p>5.45110623639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93841323766355" calcext:value-type="float">
            <text:p>9.93841323766355</text:p>
          </table:table-cell>
          <table:table-cell office:value-type="float" office:value="9.16582883043207" calcext:value-type="float">
            <text:p>9.16582883043207</text:p>
          </table:table-cell>
          <table:table-cell table:formula="of:=(ABS([.B15]-[.C15])/[.B15])*100" office:value-type="float" office:value="7.77371989628708" calcext:value-type="float">
            <text:p>7.773719896287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53813747443183" calcext:value-type="float">
            <text:p>9.53813747443183</text:p>
          </table:table-cell>
          <table:table-cell office:value-type="float" office:value="8.58833759400267" calcext:value-type="float">
            <text:p>8.58833759400267</text:p>
          </table:table-cell>
          <table:table-cell table:formula="of:=(ABS([.B16]-[.C16])/[.B16])*100" office:value-type="float" office:value="9.95791770642032" calcext:value-type="float">
            <text:p>9.957917706420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19232278564111" calcext:value-type="float">
            <text:p>9.19232278564111</text:p>
          </table:table-cell>
          <table:table-cell office:value-type="float" office:value="8.0894171933686" calcext:value-type="float">
            <text:p>8.0894171933686</text:p>
          </table:table-cell>
          <table:table-cell table:formula="of:=(ABS([.B17]-[.C17])/[.B17])*100" office:value-type="float" office:value="11.9981164499065" calcext:value-type="float">
            <text:p>11.99811644990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89198022759383" calcext:value-type="float">
            <text:p>8.89198022759383</text:p>
          </table:table-cell>
          <table:table-cell office:value-type="float" office:value="7.65656194265629" calcext:value-type="float">
            <text:p>7.65656194265629</text:p>
          </table:table-cell>
          <table:table-cell table:formula="of:=(ABS([.B18]-[.C18])/[.B18])*100" office:value-type="float" office:value="13.8936238421196" calcext:value-type="float">
            <text:p>13.8936238421196</text:p>
          </table:table-cell>
        </table:table-row>
      </table:table>
      <table:table table:name="heatCapacityData" table:style-name="ta1">
        <table:shapes>
          <draw:frame draw:z-index="0" draw:style-name="gr1" draw:text-style-name="P1" svg:width="8.0693in" svg:height="4.35in" svg:x="0.0972in" svg:y="3.3988in">
            <draw:object draw:notify-on-update-of-ranges="heatCapacityData.A2:heatCapacityData.A18 heatCapacityData.B1:heatCapacityData.B1 heatCapacityData.B2:heatCapacityData.B18 heatCapacityData.A2:heatCapacityData.A18 heatCapacityData.C1:heatCapacityData.C1 heatCapacityData.C2:heatCapacityData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C</text:p>
          </table:table-cell>
          <table:table-cell office:value-type="string" calcext:value-type="string">
            <text:p><text:s/>dowthermA SpecificHeatCapacity JoulePerKilogramKelvin</text:p>
          </table:table-cell>
          <table:table-cell office:value-type="string" calcext:value-type="string">
            <text:p>therminolVP1 SpecificHeatCapacity JoulePerKilogramKelvi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4.4" calcext:value-type="float">
            <text:p>1574.4</text:p>
          </table:table-cell>
          <table:table-cell office:value-type="float" office:value="1543.15233225474" calcext:value-type="float">
            <text:p>1543.15233225474</text:p>
          </table:table-cell>
          <table:table-cell table:formula="of:=(ABS([.B2]-[.C2])/[.B2])*100" office:value-type="float" office:value="1.98473499398247" calcext:value-type="float">
            <text:p>1.984734993982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2.6" calcext:value-type="float">
            <text:p>1602.6</text:p>
          </table:table-cell>
          <table:table-cell office:value-type="float" office:value="1573.93559946122" calcext:value-type="float">
            <text:p>1573.93559946122</text:p>
          </table:table-cell>
          <table:table-cell table:formula="of:=(ABS([.B3]-[.C3])/[.B3])*100" office:value-type="float" office:value="1.78861852856483" calcext:value-type="float">
            <text:p>1.788618528564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0.8" calcext:value-type="float">
            <text:p>1630.8</text:p>
          </table:table-cell>
          <table:table-cell office:value-type="float" office:value="1604.2286580298" calcext:value-type="float">
            <text:p>1604.2286580298</text:p>
          </table:table-cell>
          <table:table-cell table:formula="of:=(ABS([.B4]-[.C4])/[.B4])*100" office:value-type="float" office:value="1.62934400111601" calcext:value-type="float">
            <text:p>1.629344001116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59" calcext:value-type="float">
            <text:p>1659</text:p>
          </table:table-cell>
          <table:table-cell office:value-type="float" office:value="1634.06057302248" calcext:value-type="float">
            <text:p>1634.06057302248</text:p>
          </table:table-cell>
          <table:table-cell table:formula="of:=(ABS([.B5]-[.C5])/[.B5])*100" office:value-type="float" office:value="1.50328070991682" calcext:value-type="float">
            <text:p>1.503280709916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87.2" calcext:value-type="float">
            <text:p>1687.2</text:p>
          </table:table-cell>
          <table:table-cell office:value-type="float" office:value="1663.46040950125" calcext:value-type="float">
            <text:p>1663.46040950125</text:p>
          </table:table-cell>
          <table:table-cell table:formula="of:=(ABS([.B6]-[.C6])/[.B6])*100" office:value-type="float" office:value="1.40704068864094" calcext:value-type="float">
            <text:p>1.407040688640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5.4" calcext:value-type="float">
            <text:p>1715.4</text:p>
          </table:table-cell>
          <table:table-cell office:value-type="float" office:value="1692.45723252813" calcext:value-type="float">
            <text:p>1692.45723252813</text:p>
          </table:table-cell>
          <table:table-cell table:formula="of:=(ABS([.B7]-[.C7])/[.B7])*100" office:value-type="float" office:value="1.33745875433544" calcext:value-type="float">
            <text:p>1.337458754335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43.6" calcext:value-type="float">
            <text:p>1743.6</text:p>
          </table:table-cell>
          <table:table-cell office:value-type="float" office:value="1721.08010716511" calcext:value-type="float">
            <text:p>1721.08010716511</text:p>
          </table:table-cell>
          <table:table-cell table:formula="of:=(ABS([.B8]-[.C8])/[.B8])*100" office:value-type="float" office:value="1.29157449156286" calcext:value-type="float">
            <text:p>1.291574491562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71.8" calcext:value-type="float">
            <text:p>1771.8</text:p>
          </table:table-cell>
          <table:table-cell office:value-type="float" office:value="1749.35809847419" calcext:value-type="float">
            <text:p>1749.35809847419</text:p>
          </table:table-cell>
          <table:table-cell table:formula="of:=(ABS([.B9]-[.C9])/[.B9])*100" office:value-type="float" office:value="1.26661595698216" calcext:value-type="float">
            <text:p>1.266615956982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1777.32027151736" calcext:value-type="float">
            <text:p>1777.32027151736</text:p>
          </table:table-cell>
          <table:table-cell table:formula="of:=(ABS([.B10]-[.C10])/[.B10])*100" office:value-type="float" office:value="1.25998491570222" calcext:value-type="float">
            <text:p>1.259984915702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28.2" calcext:value-type="float">
            <text:p>1828.2</text:p>
          </table:table-cell>
          <table:table-cell office:value-type="float" office:value="1804.99569135664" calcext:value-type="float">
            <text:p>1804.99569135664</text:p>
          </table:table-cell>
          <table:table-cell table:formula="of:=(ABS([.B11]-[.C11])/[.B11])*100" office:value-type="float" office:value="1.26924344400832" calcext:value-type="float">
            <text:p>1.269243444008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56.4" calcext:value-type="float">
            <text:p>1856.4</text:p>
          </table:table-cell>
          <table:table-cell office:value-type="float" office:value="1832.41342305402" calcext:value-type="float">
            <text:p>1832.41342305402</text:p>
          </table:table-cell>
          <table:table-cell table:formula="of:=(ABS([.B12]-[.C12])/[.B12])*100" office:value-type="float" office:value="1.29210175317712" calcext:value-type="float">
            <text:p>1.292101753177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84.6" calcext:value-type="float">
            <text:p>1884.6</text:p>
          </table:table-cell>
          <table:table-cell office:value-type="float" office:value="1859.6025316715" calcext:value-type="float">
            <text:p>1859.6025316715</text:p>
          </table:table-cell>
          <table:table-cell table:formula="of:=(ABS([.B13]-[.C13])/[.B13])*100" office:value-type="float" office:value="1.32640710646821" calcext:value-type="float">
            <text:p>1.326407106468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12.8" calcext:value-type="float">
            <text:p>1912.8</text:p>
          </table:table-cell>
          <table:table-cell office:value-type="float" office:value="1886.59208227107" calcext:value-type="float">
            <text:p>1886.59208227107</text:p>
          </table:table-cell>
          <table:table-cell table:formula="of:=(ABS([.B14]-[.C14])/[.B14])*100" office:value-type="float" office:value="1.37013371648525" calcext:value-type="float">
            <text:p>1.370133716485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41" calcext:value-type="float">
            <text:p>1941</text:p>
          </table:table-cell>
          <table:table-cell office:value-type="float" office:value="1913.41113991475" calcext:value-type="float">
            <text:p>1913.41113991475</text:p>
          </table:table-cell>
          <table:table-cell table:formula="of:=(ABS([.B15]-[.C15])/[.B15])*100" office:value-type="float" office:value="1.4213735231968" calcext:value-type="float">
            <text:p>1.42137352319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69.2" calcext:value-type="float">
            <text:p>1969.2</text:p>
          </table:table-cell>
          <table:table-cell office:value-type="float" office:value="1940.08876966453" calcext:value-type="float">
            <text:p>1940.08876966453</text:p>
          </table:table-cell>
          <table:table-cell table:formula="of:=(ABS([.B16]-[.C16])/[.B16])*100" office:value-type="float" office:value="1.47832776434441" calcext:value-type="float">
            <text:p>1.478327764344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97.4" calcext:value-type="float">
            <text:p>1997.4</text:p>
          </table:table-cell>
          <table:table-cell office:value-type="float" office:value="1966.65403658241" calcext:value-type="float">
            <text:p>1966.65403658241</text:p>
          </table:table-cell>
          <table:table-cell table:formula="of:=(ABS([.B17]-[.C17])/[.B17])*100" office:value-type="float" office:value="1.53929925991739" calcext:value-type="float">
            <text:p>1.539299259917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25.6" calcext:value-type="float">
            <text:p>2025.6</text:p>
          </table:table-cell>
          <table:table-cell office:value-type="float" office:value="1993.13600573038" calcext:value-type="float">
            <text:p>1993.13600573038</text:p>
          </table:table-cell>
          <table:table-cell table:formula="of:=(ABS([.B18]-[.C18])/[.B18])*100" office:value-type="float" office:value="1.60268534111473" calcext:value-type="float">
            <text:p>1.60268534111473</text:p>
          </table:table-cell>
        </table:table-row>
        <table:table-row table:style-name="ro1">
          <table:table-cell table:number-columns-repeated="3"/>
          <table:table-cell table:formula="of:=MAX([.D2:.D18])" office:value-type="float" office:value="1.98473499398247" calcext:value-type="float">
            <text:p>1.98473499398247</text:p>
          </table:table-cell>
        </table:table-row>
      </table:table>
      <table:table table:name="thermalConductivityData" table:style-name="ta1">
        <table:shapes>
          <draw:frame draw:z-index="0" draw:style-name="gr1" draw:text-style-name="P1" svg:width="7.5528in" svg:height="5.0508in" svg:x="0.1079in" svg:y="3.315in">
            <draw:object draw:notify-on-update-of-ranges="thermalConductivityData.A2:thermalConductivityData.A18 thermalConductivityData.B1:thermalConductivityData.B1 thermalConductivityData.B2:thermalConductivityData.B18 thermalConductivityData.A2:thermalConductivityData.A18 thermalConductivityData.C1:thermalConductivityData.C1 thermalConductivityData.C2:thermalConductivityData.C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C</text:p>
          </table:table-cell>
          <table:table-cell office:value-type="string" calcext:value-type="string">
            <text:p><text:s/>dowthermA ThermalConductivity WattPerMeterKelvin</text:p>
          </table:table-cell>
          <table:table-cell office:value-type="string" calcext:value-type="string">
            <text:p>therminolVP1 ThermalConductivity WattPerMeterKelvi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36291475346205" calcext:value-type="float">
            <text:p>0.136291475346205</text:p>
          </table:table-cell>
          <table:table-cell table:formula="of:=(ABS([.B2]-[.C2])/[.B2])*100" office:value-type="float" office:value="1.80729441916066" calcext:value-type="float">
            <text:p>1.807294419160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135336810072341" calcext:value-type="float">
            <text:p>0.135336810072341</text:p>
          </table:table-cell>
          <table:table-cell table:formula="of:=(ABS([.B3]-[.C3])/[.B3])*100" office:value-type="float" office:value="1.35801015135495" calcext:value-type="float">
            <text:p>1.358010151354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3434717900719" calcext:value-type="float">
            <text:p>0.13434717900719</text:p>
          </table:table-cell>
          <table:table-cell table:formula="of:=(ABS([.B4]-[.C4])/[.B4])*100" office:value-type="float" office:value="0.92390928673303" calcext:value-type="float">
            <text:p>0.923909286733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322603291799" calcext:value-type="float">
            <text:p>0.133322603291799</text:p>
          </table:table-cell>
          <table:table-cell table:formula="of:=(ABS([.B5]-[.C5])/[.B5])*100" office:value-type="float" office:value="0.50551993149328" calcext:value-type="float">
            <text:p>0.505519931493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32263104067216" calcext:value-type="float">
            <text:p>0.132263104067216</text:p>
          </table:table-cell>
          <table:table-cell table:formula="of:=(ABS([.B6]-[.C6])/[.B6])*100" office:value-type="float" office:value="0.103395719625368" calcext:value-type="float">
            <text:p>0.1033957196253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13116870247449" calcext:value-type="float">
            <text:p>0.13116870247449</text:p>
          </table:table-cell>
          <table:table-cell table:formula="of:=(ABS([.B7]-[.C7])/[.B7])*100" office:value-type="float" office:value="0.281882625756882" calcext:value-type="float">
            <text:p>0.2818826257568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30039419654668" calcext:value-type="float">
            <text:p>0.130039419654668</text:p>
          </table:table-cell>
          <table:table-cell table:formula="of:=(ABS([.B8]-[.C8])/[.B8])*100" office:value-type="float" office:value="0.649705615068107" calcext:value-type="float">
            <text:p>0.6497056150681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128875276748798" calcext:value-type="float">
            <text:p>0.128875276748798</text:p>
          </table:table-cell>
          <table:table-cell table:formula="of:=(ABS([.B9]-[.C9])/[.B9])*100" office:value-type="float" office:value="0.999433188713178" calcext:value-type="float">
            <text:p>0.9994331887131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676294897929" calcext:value-type="float">
            <text:p>0.127676294897929</text:p>
          </table:table-cell>
          <table:table-cell table:formula="of:=(ABS([.B10]-[.C10])/[.B10])*100" office:value-type="float" office:value="1.33039277613413" calcext:value-type="float">
            <text:p>1.330392776134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26442495243109" calcext:value-type="float">
            <text:p>0.126442495243109</text:p>
          </table:table-cell>
          <table:table-cell table:formula="of:=(ABS([.B11]-[.C11])/[.B11])*100" office:value-type="float" office:value="1.64187720507154" calcext:value-type="float">
            <text:p>1.641877205071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125173898925384" calcext:value-type="float">
            <text:p>0.125173898925384</text:p>
          </table:table-cell>
          <table:table-cell table:formula="of:=(ABS([.B12]-[.C12])/[.B12])*100" office:value-type="float" office:value="1.9331424473811" calcext:value-type="float">
            <text:p>1.93314244738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123870527085804" calcext:value-type="float">
            <text:p>0.123870527085804</text:p>
          </table:table-cell>
          <table:table-cell table:formula="of:=(ABS([.B13]-[.C13])/[.B13])*100" office:value-type="float" office:value="2.20340518630693" calcext:value-type="float">
            <text:p>2.203405186306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22532400865417" calcext:value-type="float">
            <text:p>0.122532400865417</text:p>
          </table:table-cell>
          <table:table-cell table:formula="of:=(ABS([.B14]-[.C14])/[.B14])*100" office:value-type="float" office:value="2.45184018847576" calcext:value-type="float">
            <text:p>2.45184018847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15954140527" calcext:value-type="float">
            <text:p>0.12115954140527</text:p>
          </table:table-cell>
          <table:table-cell table:formula="of:=(ABS([.B15]-[.C15])/[.B15])*100" office:value-type="float" office:value="2.67757746209322" calcext:value-type="float">
            <text:p>2.677577462093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119751969846411" calcext:value-type="float">
            <text:p>0.119751969846411</text:p>
          </table:table-cell>
          <table:table-cell table:formula="of:=(ABS([.B16]-[.C16])/[.B16])*100" office:value-type="float" office:value="2.87969918076546" calcext:value-type="float">
            <text:p>2.879699180765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18309707329889" calcext:value-type="float">
            <text:p>0.118309707329889</text:p>
          </table:table-cell>
          <table:table-cell table:formula="of:=(ABS([.B17]-[.C17])/[.B17])*100" office:value-type="float" office:value="3.05723635007753" calcext:value-type="float">
            <text:p>3.057236350077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116832774996751" calcext:value-type="float">
            <text:p>0.116832774996751</text:p>
          </table:table-cell>
          <table:table-cell table:formula="of:=(ABS([.B18]-[.C18])/[.B18])*100" office:value-type="float" office:value="3.20916519147615" calcext:value-type="float">
            <text:p>3.20916519147615</text:p>
          </table:table-cell>
        </table:table-row>
        <table:table-row table:style-name="ro1">
          <table:table-cell table:number-columns-repeated="3"/>
          <table:table-cell table:formula="of:=MAX([.D2:.D18])" office:value-type="float" office:value="3.20916519147615" calcext:value-type="float">
            <text:p>3.20916519147615</text:p>
          </table:table-cell>
        </table:table-row>
      </table:table>
      <table:table table:name="dynamicViscosityData" table:style-name="ta1">
        <table:shapes>
          <draw:frame draw:z-index="0" draw:style-name="gr1" draw:text-style-name="P1" svg:width="7.1618in" svg:height="4.0283in" svg:x="0.224in" svg:y="3.887in">
            <draw:object draw:notify-on-update-of-ranges="dynamicViscosityData.A2:dynamicViscosityData.A18 dynamicViscosityData.B1:dynamicViscosityData.B1 dynamicViscosityData.B2:dynamicViscosityData.B18 dynamicViscosityData.A2:dynamicViscosityData.A18 dynamicViscosityData.C1:dynamicViscosityData.C1 dynamicViscosityData.C2:dynamicViscosityData.C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C</text:p>
          </table:table-cell>
          <table:table-cell office:value-type="string" calcext:value-type="string">
            <text:p><text:s/>dowthermA DynamicViscosity PascalSecond</text:p>
          </table:table-cell>
          <table:table-cell office:value-type="string" calcext:value-type="string">
            <text:p>therminolVP1 DynamicViscosity PascalSecon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523888900132832" calcext:value-type="float">
            <text:p>0.00523888900132832</text:p>
          </table:table-cell>
          <table:table-cell office:value-type="float" office:value="0.00414429206465297" calcext:value-type="float">
            <text:p>0.00414429206465297</text:p>
          </table:table-cell>
          <table:table-cell table:style-name="ce1" table:formula="of:=(ABS([.B2]-[.C2])/[.B2])*100" office:value-type="float" office:value="20.8936844509936" calcext:value-type="float">
            <text:p>20.89368445099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39210562643541" calcext:value-type="float">
            <text:p>0.00339210562643541</text:p>
          </table:table-cell>
          <table:table-cell office:value-type="float" office:value="0.00327978311969266" calcext:value-type="float">
            <text:p>0.00327978311969266</text:p>
          </table:table-cell>
          <table:table-cell table:formula="of:=(ABS([.B3]-[.C3])/[.B3])*100" office:value-type="float" office:value="3.31129154314643" calcext:value-type="float">
            <text:p>3.311291543146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49192542731864" calcext:value-type="float">
            <text:p>0.00249192542731864</text:p>
          </table:table-cell>
          <table:table-cell office:value-type="float" office:value="0.00264912088376468" calcext:value-type="float">
            <text:p>0.00264912088376468</text:p>
          </table:table-cell>
          <table:table-cell table:formula="of:=(ABS([.B4]-[.C4])/[.B4])*100" office:value-type="float" office:value="6.3081926418314" calcext:value-type="float">
            <text:p>6.30819264183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96176737453389" calcext:value-type="float">
            <text:p>0.00196176737453389</text:p>
          </table:table-cell>
          <table:table-cell office:value-type="float" office:value="0.00217825825701958" calcext:value-type="float">
            <text:p>0.00217825825701958</text:p>
          </table:table-cell>
          <table:table-cell table:formula="of:=(ABS([.B5]-[.C5])/[.B5])*100" office:value-type="float" office:value="11.035502236198" calcext:value-type="float">
            <text:p>11.0355022361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61348603883797" calcext:value-type="float">
            <text:p>0.00161348603883797</text:p>
          </table:table-cell>
          <table:table-cell office:value-type="float" office:value="0.0018194294143009" calcext:value-type="float">
            <text:p>0.0018194294143009</text:p>
          </table:table-cell>
          <table:table-cell table:formula="of:=(ABS([.B6]-[.C6])/[.B6])*100" office:value-type="float" office:value="12.7638771272697" calcext:value-type="float">
            <text:p>12.76387712726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36772332505495" calcext:value-type="float">
            <text:p>0.00136772332505495</text:p>
          </table:table-cell>
          <table:table-cell office:value-type="float" office:value="0.00154095687662029" calcext:value-type="float">
            <text:p>0.00154095687662029</text:p>
          </table:table-cell>
          <table:table-cell table:formula="of:=(ABS([.B7]-[.C7])/[.B7])*100" office:value-type="float" office:value="12.6658329496852" calcext:value-type="float">
            <text:p>12.66583294968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18530710113207" calcext:value-type="float">
            <text:p>0.00118530710113207</text:p>
          </table:table-cell>
          <table:table-cell office:value-type="float" office:value="0.00132130638356154" calcext:value-type="float">
            <text:p>0.00132130638356154</text:p>
          </table:table-cell>
          <table:table-cell table:formula="of:=(ABS([.B8]-[.C8])/[.B8])*100" office:value-type="float" office:value="11.4737591886169" calcext:value-type="float">
            <text:p>11.47375918861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04470911086865" calcext:value-type="float">
            <text:p>0.00104470911086865</text:p>
          </table:table-cell>
          <table:table-cell office:value-type="float" office:value="0.00114551000598274" calcext:value-type="float">
            <text:p>0.00114551000598274</text:p>
          </table:table-cell>
          <table:table-cell table:formula="of:=(ABS([.B9]-[.C9])/[.B9])*100" office:value-type="float" office:value="9.64870451165843" calcext:value-type="float">
            <text:p>9.648704511658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93313257865277" calcext:value-type="float">
            <text:p>0.00093313257865277</text:p>
          </table:table-cell>
          <table:table-cell office:value-type="float" office:value="0.00100295314212995" calcext:value-type="float">
            <text:p>0.00100295314212995</text:p>
          </table:table-cell>
          <table:table-cell table:formula="of:=(ABS([.B10]-[.C10])/[.B10])*100" office:value-type="float" office:value="7.48238407643904" calcext:value-type="float">
            <text:p>7.482384076439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842500939456883" calcext:value-type="float">
            <text:p>0.000842500939456883</text:p>
          </table:table-cell>
          <table:table-cell office:value-type="float" office:value="0.000885970316171282" calcext:value-type="float">
            <text:p>0.000885970316171282</text:p>
          </table:table-cell>
          <table:table-cell table:formula="of:=(ABS([.B11]-[.C11])/[.B11])*100" office:value-type="float" office:value="5.15956418308821" calcext:value-type="float">
            <text:p>5.159564183088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767469378676379" calcext:value-type="float">
            <text:p>0.000767469378676379</text:p>
          </table:table-cell>
          <table:table-cell office:value-type="float" office:value="0.000788933506189741" calcext:value-type="float">
            <text:p>0.000788933506189741</text:p>
          </table:table-cell>
          <table:table-cell table:formula="of:=(ABS([.B12]-[.C12])/[.B12])*100" office:value-type="float" office:value="2.79674057489827" calcext:value-type="float">
            <text:p>2.796740574898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70436226061659" calcext:value-type="float">
            <text:p>0.00070436226061659</text:p>
          </table:table-cell>
          <table:table-cell office:value-type="float" office:value="0.00070764773666589" calcext:value-type="float">
            <text:p>0.00070764773666589</text:p>
          </table:table-cell>
          <table:table-cell table:formula="of:=(ABS([.B13]-[.C13])/[.B13])*100" office:value-type="float" office:value="0.466446917020223" calcext:value-type="float">
            <text:p>0.4664469170202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650570098045034" calcext:value-type="float">
            <text:p>0.000650570098045034</text:p>
          </table:table-cell>
          <table:table-cell office:value-type="float" office:value="0.000638942635821798" calcext:value-type="float">
            <text:p>0.000638942635821798</text:p>
          </table:table-cell>
          <table:table-cell table:formula="of:=(ABS([.B14]-[.C14])/[.B14])*100" office:value-type="float" office:value="1.78727277170847" calcext:value-type="float">
            <text:p>1.787272771708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604189985597269" calcext:value-type="float">
            <text:p>0.000604189985597269</text:p>
          </table:table-cell>
          <table:table-cell office:value-type="float" office:value="0.000580391529310228" calcext:value-type="float">
            <text:p>0.000580391529310228</text:p>
          </table:table-cell>
          <table:table-cell table:formula="of:=(ABS([.B15]-[.C15])/[.B15])*100" office:value-type="float" office:value="3.93890280447386" calcext:value-type="float">
            <text:p>3.938902804473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563802154186403" calcext:value-type="float">
            <text:p>0.000563802154186403</text:p>
          </table:table-cell>
          <table:table-cell office:value-type="float" office:value="0.000530115096107507" calcext:value-type="float">
            <text:p>0.000530115096107507</text:p>
          </table:table-cell>
          <table:table-cell table:formula="of:=(ABS([.B16]-[.C16])/[.B16])*100" office:value-type="float" office:value="5.97497860353305" calcext:value-type="float">
            <text:p>5.974978603533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528326151893261" calcext:value-type="float">
            <text:p>0.000528326151893261</text:p>
          </table:table-cell>
          <table:table-cell office:value-type="float" office:value="0.000486642064549367" calcext:value-type="float">
            <text:p>0.000486642064549367</text:p>
          </table:table-cell>
          <table:table-cell table:formula="of:=(ABS([.B17]-[.C17])/[.B17])*100" office:value-type="float" office:value="7.88983986397771" calcext:value-type="float">
            <text:p>7.889839863977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496925435309845" calcext:value-type="float">
            <text:p>0.000496925435309845</text:p>
          </table:table-cell>
          <table:table-cell office:value-type="float" office:value="0.000448809000551493" calcext:value-type="float">
            <text:p>0.000448809000551493</text:p>
          </table:table-cell>
          <table:table-cell table:formula="of:=(ABS([.B18]-[.C18])/[.B18])*100" office:value-type="float" office:value="9.68282791327641" calcext:value-type="float">
            <text:p>9.68282791327641</text:p>
          </table:table-cell>
        </table:table-row>
      </table:table>
      <table:table table:name="densityData" table:style-name="ta1">
        <table:shapes>
          <draw:frame draw:z-index="0" draw:style-name="gr1" draw:text-style-name="P1" svg:width="6.3555in" svg:height="4.3713in" svg:x="0.0866in" svg:y="3.4197in">
            <draw:object draw:notify-on-update-of-ranges="densityData.A2:densityData.A18 densityData.B1:densityData.B1 densityData.B2:densityData.B18 densityData.A2:densityData.A18 densityData.C1:densityData.C1 densityData.C2:densityData.C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C</text:p>
          </table:table-cell>
          <table:table-cell office:value-type="string" calcext:value-type="string">
            <text:p><text:s/>dowthermA Density KilogramPerCubicMeter</text:p>
          </table:table-cell>
          <table:table-cell office:value-type="string" calcext:value-type="string">
            <text:p>therminolVP1 Density KilogramPerCubicMet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1" calcext:value-type="float">
            <text:p>1061</text:p>
          </table:table-cell>
          <table:table-cell office:value-type="float" office:value="1064.85858467893" calcext:value-type="float">
            <text:p>1064.85858467893</text:p>
          </table:table-cell>
          <table:table-cell table:formula="of:=(ABS([.B2]-[.C2])/[.B2])*100" office:value-type="float" office:value="0.363674333546645" calcext:value-type="float">
            <text:p>0.3636743335466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2.5" calcext:value-type="float">
            <text:p>1052.5</text:p>
          </table:table-cell>
          <table:table-cell office:value-type="float" office:value="1056.32369589926" calcext:value-type="float">
            <text:p>1056.32369589926</text:p>
          </table:table-cell>
          <table:table-cell table:formula="of:=(ABS([.B3]-[.C3])/[.B3])*100" office:value-type="float" office:value="0.363296522495009" calcext:value-type="float">
            <text:p>0.363296522495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4" calcext:value-type="float">
            <text:p>1044</text:p>
          </table:table-cell>
          <table:table-cell office:value-type="float" office:value="1047.86513256389" calcext:value-type="float">
            <text:p>1047.86513256389</text:p>
          </table:table-cell>
          <table:table-cell table:formula="of:=(ABS([.B4]-[.C4])/[.B4])*100" office:value-type="float" office:value="0.370223425659964" calcext:value-type="float">
            <text:p>0.3702234256599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5.5" calcext:value-type="float">
            <text:p>1035.5</text:p>
          </table:table-cell>
          <table:table-cell office:value-type="float" office:value="1039.47130825882" calcext:value-type="float">
            <text:p>1039.47130825882</text:p>
          </table:table-cell>
          <table:table-cell table:formula="of:=(ABS([.B5]-[.C5])/[.B5])*100" office:value-type="float" office:value="0.383516007611786" calcext:value-type="float">
            <text:p>0.3835160076117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7" calcext:value-type="float">
            <text:p>1027</text:p>
          </table:table-cell>
          <table:table-cell office:value-type="float" office:value="1031.13063657006" calcext:value-type="float">
            <text:p>1031.13063657006</text:p>
          </table:table-cell>
          <table:table-cell table:formula="of:=(ABS([.B6]-[.C6])/[.B6])*100" office:value-type="float" office:value="0.402204145088608" calcext:value-type="float">
            <text:p>0.4022041450886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8.5" calcext:value-type="float">
            <text:p>1018.5</text:p>
          </table:table-cell>
          <table:table-cell office:value-type="float" office:value="1022.83153108359" calcext:value-type="float">
            <text:p>1022.83153108359</text:p>
          </table:table-cell>
          <table:table-cell table:formula="of:=(ABS([.B7]-[.C7])/[.B7])*100" office:value-type="float" office:value="0.425285329758468" calcext:value-type="float">
            <text:p>0.4252853297584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" calcext:value-type="float">
            <text:p>1010</text:p>
          </table:table-cell>
          <table:table-cell office:value-type="float" office:value="1014.56240538542" calcext:value-type="float">
            <text:p>1014.56240538542</text:p>
          </table:table-cell>
          <table:table-cell table:formula="of:=(ABS([.B8]-[.C8])/[.B8])*100" office:value-type="float" office:value="0.451723305487128" calcext:value-type="float">
            <text:p>0.4517233054871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1.5" calcext:value-type="float">
            <text:p>1001.5</text:p>
          </table:table-cell>
          <table:table-cell office:value-type="float" office:value="1006.31167306156" calcext:value-type="float">
            <text:p>1006.31167306156</text:p>
          </table:table-cell>
          <table:table-cell table:formula="of:=(ABS([.B9]-[.C9])/[.B9])*100" office:value-type="float" office:value="0.480446636201696" calcext:value-type="float">
            <text:p>0.4804466362016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3" calcext:value-type="float">
            <text:p>993</text:p>
          </table:table-cell>
          <table:table-cell office:value-type="float" office:value="998.067747697988" calcext:value-type="float">
            <text:p>998.067747697988</text:p>
          </table:table-cell>
          <table:table-cell table:formula="of:=(ABS([.B10]-[.C10])/[.B10])*100" office:value-type="float" office:value="0.510347200200203" calcext:value-type="float">
            <text:p>0.5103472002002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84.5" calcext:value-type="float">
            <text:p>984.5</text:p>
          </table:table-cell>
          <table:table-cell office:value-type="float" office:value="989.81904288072" calcext:value-type="float">
            <text:p>989.81904288072</text:p>
          </table:table-cell>
          <table:table-cell table:formula="of:=(ABS([.B11]-[.C11])/[.B11])*100" office:value-type="float" office:value="0.540278606472317" calcext:value-type="float">
            <text:p>0.5402786064723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6" calcext:value-type="float">
            <text:p>976</text:p>
          </table:table-cell>
          <table:table-cell office:value-type="float" office:value="981.553972195753" calcext:value-type="float">
            <text:p>981.553972195753</text:p>
          </table:table-cell>
          <table:table-cell table:formula="of:=(ABS([.B12]-[.C12])/[.B12])*100" office:value-type="float" office:value="0.569054528253379" calcext:value-type="float">
            <text:p>0.5690545282533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67.5" calcext:value-type="float">
            <text:p>967.5</text:p>
          </table:table-cell>
          <table:table-cell office:value-type="float" office:value="973.260949229085" calcext:value-type="float">
            <text:p>973.260949229085</text:p>
          </table:table-cell>
          <table:table-cell table:formula="of:=(ABS([.B13]-[.C13])/[.B13])*100" office:value-type="float" office:value="0.595446948742634" calcext:value-type="float">
            <text:p>0.5954469487426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59" calcext:value-type="float">
            <text:p>959</text:p>
          </table:table-cell>
          <table:table-cell office:value-type="float" office:value="964.928387566718" calcext:value-type="float">
            <text:p>964.928387566718</text:p>
          </table:table-cell>
          <table:table-cell table:formula="of:=(ABS([.B14]-[.C14])/[.B14])*100" office:value-type="float" office:value="0.618184313526383" calcext:value-type="float">
            <text:p>0.618184313526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50.5" calcext:value-type="float">
            <text:p>950.5</text:p>
          </table:table-cell>
          <table:table-cell office:value-type="float" office:value="956.54470079465" calcext:value-type="float">
            <text:p>956.54470079465</text:p>
          </table:table-cell>
          <table:table-cell table:formula="of:=(ABS([.B15]-[.C15])/[.B15])*100" office:value-type="float" office:value="0.635949583866386" calcext:value-type="float">
            <text:p>0.6359495838663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42" calcext:value-type="float">
            <text:p>942</text:p>
          </table:table-cell>
          <table:table-cell office:value-type="float" office:value="948.098302498883" calcext:value-type="float">
            <text:p>948.098302498883</text:p>
          </table:table-cell>
          <table:table-cell table:formula="of:=(ABS([.B16]-[.C16])/[.B16])*100" office:value-type="float" office:value="0.647378184594794" calcext:value-type="float">
            <text:p>0.6473781845947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3.5" calcext:value-type="float">
            <text:p>933.5</text:p>
          </table:table-cell>
          <table:table-cell office:value-type="float" office:value="939.577606265415" calcext:value-type="float">
            <text:p>939.577606265415</text:p>
          </table:table-cell>
          <table:table-cell table:formula="of:=(ABS([.B17]-[.C17])/[.B17])*100" office:value-type="float" office:value="0.651055839894489" calcext:value-type="float">
            <text:p>0.6510558398944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5" calcext:value-type="float">
            <text:p>925</text:p>
          </table:table-cell>
          <table:table-cell office:value-type="float" office:value="930.971025680248" calcext:value-type="float">
            <text:p>930.971025680248</text:p>
          </table:table-cell>
          <table:table-cell table:formula="of:=(ABS([.B18]-[.C18])/[.B18])*100" office:value-type="float" office:value="0.645516289756538" calcext:value-type="float">
            <text:p>0.645516289756538</text:p>
          </table:table-cell>
        </table:table-row>
        <table:table-row table:style-name="ro1">
          <table:table-cell table:number-columns-repeated="3"/>
          <table:table-cell table:formula="of:=MAX([.D2:.D18])" office:value-type="float" office:value="0.651055839894489" calcext:value-type="float">
            <text:p>0.651055839894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8-16T15:50:58.772130103</dc:date>
    <meta:editing-duration>PT21M39S</meta:editing-duration>
    <meta:editing-cycles>11</meta:editing-cycles>
    <meta:document-statistic meta:table-count="5" meta:cell-count="35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23cm" svg:height="10.838cm" xlink:href=".." xlink:type="simple" chart:class="chart:scatter" chart:style-name="ch1">
        <chart:title svg:x="3.418cm" svg:y="0.354cm" chart:style-name="ch2">
          <text:p>dowthermA prandtl number vs therminol VP1 Prandtl Number</text:p>
        </chart:title>
        <chart:legend chart:legend-position="bottom" svg:x="4.637cm" svg:y="10.239cm" style:legend-expansion="wide" chart:style-name="ch3"/>
        <chart:plot-area chart:style-name="ch4" table:cell-range-address="prandtlData.A2:prandtlData.C18 prandtlData.B1:prandtlData.C1" chart:data-source-has-labels="row" svg:x="1.393cm" svg:y="1.347cm" svg:width="17.348cm" svg:height="7.511cm">
          <chart:coordinate-region svg:x="2.014cm" svg:y="1.546cm" svg:width="16.447cm" svg:height="6.665cm"/>
          <chart:axis chart:dimension="x" chart:name="primary-x" chart:style-name="ch5">
            <chart:title svg:x="8.29cm" svg:y="9.074cm" chart:style-name="ch6">
              <text:p>Temperature degrees C</text:p>
            </chart:title>
          </chart:axis>
          <chart:axis chart:dimension="y" chart:name="primary-y" chart:style-name="ch7">
            <chart:title svg:x="0.451cm" svg:y="6.297cm" chart:style-name="ch8">
              <text:p>Prandtl Number</text:p>
            </chart:title>
            <chart:grid chart:style-name="ch9" chart:class="major"/>
          </chart:axis>
          <chart:series chart:style-name="ch10" chart:values-cell-range-address="prandtlData.B2:prandtlData.B18" chart:label-cell-address="prandtlData.B1:prandtlData.B1" chart:class="chart:scatter">
            <chart:domain table:cell-range-address="prandtlData.A2:prandtlData.A18"/>
            <chart:data-point chart:repeated="4"/>
            <chart:data-point chart:style-name="ch11"/>
            <chart:data-point chart:repeated="12"/>
          </chart:series>
          <chart:series chart:style-name="ch12" chart:values-cell-range-address="prandtlData.C2:prandtlData.C18" chart:label-cell-address="prandtlData.C1:prandtlData.C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dowthermAPrandtlNumber </text:p>
                <draw:g>
                  <svg:desc>prandtlData.B1:prandtlData.B1</svg:desc>
                </draw:g>
              </table:table-cell>
              <table:table-cell office:value-type="string">
                <text:p> therminolVP1PrandtlNumber </text:p>
                <draw:g>
                  <svg:desc>prandtlData.C1:prandtl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prandtlData.A2:prandtlData.A18</svg:desc>
                </draw:g>
              </table:table-cell>
              <table:table-cell office:value-type="float" office:value="59.4244008911477">
                <text:p>59.4244008911477</text:p>
                <draw:g>
                  <svg:desc>prandtlData.B2:prandtlData.B18</svg:desc>
                </draw:g>
              </table:table-cell>
              <table:table-cell office:value-type="float" office:value="46.923506762759">
                <text:p>46.923506762759</text:p>
                <draw:g>
                  <svg:desc>prandtlData.C2:prandtlData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9.6223649921675">
                <text:p>39.6223649921675</text:p>
              </table:table-cell>
              <table:table-cell office:value-type="float" office:value="38.1431142631257">
                <text:p>38.1431142631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9.9692624400534">
                <text:p>29.9692624400534</text:p>
              </table:table-cell>
              <table:table-cell office:value-type="float" office:value="31.6329354417862">
                <text:p>31.6329354417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2878513011323">
                <text:p>24.2878513011323</text:p>
              </table:table-cell>
              <table:table-cell office:value-type="float" office:value="26.6976930225852">
                <text:p>26.6976930225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0.5609791897842">
                <text:p>20.5609791897842</text:p>
              </table:table-cell>
              <table:table-cell office:value-type="float" office:value="22.8827897236822">
                <text:p>22.8827897236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7.9372522308812">
                <text:p>17.9372522308812</text:p>
              </table:table-cell>
              <table:table-cell office:value-type="float" office:value="19.8828193132214">
                <text:p>19.8828193132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5.9961413431415">
                <text:p>15.9961413431415</text:p>
              </table:table-cell>
              <table:table-cell office:value-type="float" office:value="17.4875752157081">
                <text:p>17.4875752157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4.5063918701965">
                <text:p>14.5063918701965</text:p>
              </table:table-cell>
              <table:table-cell office:value-type="float" office:value="15.5491980805217">
                <text:p>15.5491980805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3.3304654093253">
                <text:p>13.3304654093253</text:p>
              </table:table-cell>
              <table:table-cell office:value-type="float" office:value="13.9616281339827">
                <text:p>13.961628133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2.3815130025327">
                <text:p>12.3815130025327</text:p>
              </table:table-cell>
              <table:table-cell office:value-type="float" office:value="12.6474299663602">
                <text:p>12.6474299663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11.6020370893716">
                <text:p>11.6020370893716</text:p>
              </table:table-cell>
              <table:table-cell office:value-type="float" office:value="11.5491516925657">
                <text:p>11.5491516925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10.9524844583996">
                <text:p>10.9524844583996</text:p>
              </table:table-cell>
              <table:table-cell office:value-type="float" office:value="10.6235401882479">
                <text:p>10.6235401882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10.4047699292687">
                <text:p>10.4047699292687</text:p>
              </table:table-cell>
              <table:table-cell office:value-type="float" office:value="9.83759486677151">
                <text:p>9.83759486677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9.93841323766355">
                <text:p>9.93841323766355</text:p>
              </table:table-cell>
              <table:table-cell office:value-type="float" office:value="9.16582883043207">
                <text:p>9.16582883043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9.53813747443183">
                <text:p>9.53813747443183</text:p>
              </table:table-cell>
              <table:table-cell office:value-type="float" office:value="8.58833759400267">
                <text:p>8.588337594002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9.19232278564111">
                <text:p>9.19232278564111</text:p>
              </table:table-cell>
              <table:table-cell office:value-type="float" office:value="8.0894171933686">
                <text:p>8.0894171933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8.89198022759383">
                <text:p>8.89198022759383</text:p>
              </table:table-cell>
              <table:table-cell office:value-type="float" office:value="7.65656194265629">
                <text:p>7.65656194265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500" chart:maximum="2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97cm" svg:height="11.05cm" xlink:href=".." xlink:type="simple" chart:class="chart:scatter" chart:style-name="ch1">
        <chart:title svg:x="5.971cm" svg:y="0.357cm" chart:style-name="ch2">
          <text:p>DowthermA vs Therminol VP1 comparison</text:p>
        </chart:title>
        <chart:subtitle svg:x="7.744cm" svg:y="1.357cm" chart:style-name="ch3">
          <text:p>Specific Heat Capacity Data</text:p>
        </chart:subtitle>
        <chart:legend chart:legend-position="bottom" svg:x="0.588cm" svg:y="10.451cm" style:legend-expansion="wide" chart:style-name="ch4"/>
        <chart:plot-area chart:style-name="ch5" table:cell-range-address="heatCapacityData.A2:heatCapacityData.C18 heatCapacityData.B1:heatCapacityData.C1" chart:data-source-has-labels="row" svg:x="1.42cm" svg:y="2.261cm" svg:width="18.668cm" svg:height="6.804cm">
          <chart:coordinate-region svg:x="2.412cm" svg:y="2.46cm" svg:width="17.396cm" svg:height="5.958cm"/>
          <chart:axis chart:dimension="x" chart:name="primary-x" chart:style-name="ch6">
            <chart:title svg:x="8.884cm" svg:y="9.286cm" chart:style-name="ch7">
              <text:p>Temperature (DegreesC)</text:p>
            </chart:title>
          </chart:axis>
          <chart:axis chart:dimension="y" chart:name="primary-y" chart:style-name="ch8">
            <chart:title svg:x="0.451cm" svg:y="8.631cm" chart:style-name="ch9">
              <text:p>Heat Capacity (JoulePerKilogramKelvin)</text:p>
            </chart:title>
            <chart:grid chart:style-name="ch10" chart:class="major"/>
          </chart:axis>
          <chart:series chart:style-name="ch11" chart:values-cell-range-address="heatCapacityData.B2:heatCapacityData.B18" chart:label-cell-address="heatCapacityData.B1:heatCapacityData.B1" chart:class="chart:scatter">
            <chart:domain table:cell-range-address="heatCapacityData.A2:heatCapacityData.A18"/>
            <chart:data-point chart:repeated="17"/>
          </chart:series>
          <chart:series chart:style-name="ch12" chart:values-cell-range-address="heatCapacityData.C2:heatCapacityData.C18" chart:label-cell-address="heatCapacityData.C1:heatCapacityData.C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dowthermA SpecificHeatCapacity JoulePerKilogramKelvin</text:p>
                <draw:g>
                  <svg:desc>heatCapacityData.B1:heatCapacityData.B1</svg:desc>
                </draw:g>
              </table:table-cell>
              <table:table-cell office:value-type="string">
                <text:p>therminolVP1 SpecificHeatCapacity JoulePerKilogramKelvin</text:p>
                <draw:g>
                  <svg:desc>heatCapacityData.C1:heatCapacity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heatCapacityData.A2:heatCapacityData.A18</svg:desc>
                </draw:g>
              </table:table-cell>
              <table:table-cell office:value-type="float" office:value="1574.4">
                <text:p>1574.4</text:p>
                <draw:g>
                  <svg:desc>heatCapacityData.B2:heatCapacityData.B18</svg:desc>
                </draw:g>
              </table:table-cell>
              <table:table-cell office:value-type="float" office:value="1543.15233225474">
                <text:p>1543.15233225474</text:p>
                <draw:g>
                  <svg:desc>heatCapacityData.C2:heatCapacityData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602.6">
                <text:p>1602.6</text:p>
              </table:table-cell>
              <table:table-cell office:value-type="float" office:value="1573.93559946122">
                <text:p>1573.93559946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630.8">
                <text:p>1630.8</text:p>
              </table:table-cell>
              <table:table-cell office:value-type="float" office:value="1604.2286580298">
                <text:p>1604.2286580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659">
                <text:p>1659</text:p>
              </table:table-cell>
              <table:table-cell office:value-type="float" office:value="1634.06057302248">
                <text:p>1634.06057302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687.2">
                <text:p>1687.2</text:p>
              </table:table-cell>
              <table:table-cell office:value-type="float" office:value="1663.46040950125">
                <text:p>1663.46040950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715.4">
                <text:p>1715.4</text:p>
              </table:table-cell>
              <table:table-cell office:value-type="float" office:value="1692.45723252813">
                <text:p>1692.45723252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743.6">
                <text:p>1743.6</text:p>
              </table:table-cell>
              <table:table-cell office:value-type="float" office:value="1721.08010716511">
                <text:p>1721.08010716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771.8">
                <text:p>1771.8</text:p>
              </table:table-cell>
              <table:table-cell office:value-type="float" office:value="1749.35809847419">
                <text:p>1749.35809847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800">
                <text:p>1800</text:p>
              </table:table-cell>
              <table:table-cell office:value-type="float" office:value="1777.32027151736">
                <text:p>1777.32027151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828.2">
                <text:p>1828.2</text:p>
              </table:table-cell>
              <table:table-cell office:value-type="float" office:value="1804.99569135664">
                <text:p>1804.99569135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1856.4">
                <text:p>1856.4</text:p>
              </table:table-cell>
              <table:table-cell office:value-type="float" office:value="1832.41342305402">
                <text:p>1832.41342305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1884.6">
                <text:p>1884.6</text:p>
              </table:table-cell>
              <table:table-cell office:value-type="float" office:value="1859.6025316715">
                <text:p>1859.6025316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1912.8">
                <text:p>1912.8</text:p>
              </table:table-cell>
              <table:table-cell office:value-type="float" office:value="1886.59208227107">
                <text:p>1886.59208227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1941">
                <text:p>1941</text:p>
              </table:table-cell>
              <table:table-cell office:value-type="float" office:value="1913.41113991475">
                <text:p>1913.41113991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1969.2">
                <text:p>1969.2</text:p>
              </table:table-cell>
              <table:table-cell office:value-type="float" office:value="1940.08876966453">
                <text:p>1940.08876966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1997.4">
                <text:p>1997.4</text:p>
              </table:table-cell>
              <table:table-cell office:value-type="float" office:value="1966.65403658241">
                <text:p>1966.65403658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2025.6">
                <text:p>2025.6</text:p>
              </table:table-cell>
              <table:table-cell office:value-type="float" office:value="1993.13600573038">
                <text:p>1993.136005730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85cm" svg:height="12.83cm" xlink:href=".." xlink:type="simple" chart:class="chart:scatter" chart:style-name="ch1">
        <chart:title svg:x="3.807cm" svg:y="0.392cm" chart:style-name="ch2">
          <text:p>Dowtherm A vs TherminolVP1 Thermophysical Properties</text:p>
        </chart:title>
        <chart:subtitle svg:x="7.696cm" svg:y="1.427cm" chart:style-name="ch3">
          <text:p>Thermal Conductivity</text:p>
        </chart:subtitle>
        <chart:legend chart:legend-position="bottom" svg:x="0.673cm" svg:y="12.231cm" style:legend-expansion="wide" chart:style-name="ch4"/>
        <chart:plot-area chart:style-name="ch5" table:cell-range-address="thermalConductivityData.A2:thermalConductivityData.C18 thermalConductivityData.B1:thermalConductivityData.C1" chart:data-source-has-labels="row" svg:x="1.394cm" svg:y="2.366cm" svg:width="17.408cm" svg:height="8.444cm">
          <chart:coordinate-region svg:x="2.492cm" svg:y="2.565cm" svg:width="16.03cm" svg:height="7.598cm"/>
          <chart:axis chart:dimension="x" chart:name="primary-x" chart:style-name="ch6">
            <chart:title svg:x="8.228cm" svg:y="11.066cm" chart:style-name="ch7">
              <text:p>Temperature (DegreesC)</text:p>
            </chart:title>
          </chart:axis>
          <chart:axis chart:dimension="y" chart:name="primary-y" chart:style-name="ch8">
            <chart:title svg:x="0.451cm" svg:y="9.781cm" chart:style-name="ch9">
              <text:p>ThermalConductivity (WattsPerMeterKelvin)</text:p>
            </chart:title>
            <chart:grid chart:style-name="ch10" chart:class="major"/>
          </chart:axis>
          <chart:series chart:style-name="ch11" chart:values-cell-range-address="thermalConductivityData.B2:thermalConductivityData.B18" chart:label-cell-address="thermalConductivityData.B1:thermalConductivityData.B1" chart:class="chart:scatter">
            <chart:domain table:cell-range-address="thermalConductivityData.A2:thermalConductivityData.A18"/>
            <chart:data-point chart:repeated="17"/>
          </chart:series>
          <chart:series chart:style-name="ch12" chart:values-cell-range-address="thermalConductivityData.C2:thermalConductivityData.C18" chart:label-cell-address="thermalConductivityData.C1:thermalConductivityData.C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dowthermA ThermalConductivity WattPerMeterKelvin</text:p>
                <draw:g>
                  <svg:desc>thermalConductivityData.B1:thermalConductivityData.B1</svg:desc>
                </draw:g>
              </table:table-cell>
              <table:table-cell office:value-type="string">
                <text:p>therminolVP1 ThermalConductivity WattPerMeterKelvin</text:p>
                <draw:g>
                  <svg:desc>thermalConductivityData.C1:thermalConductivity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hermalConductivityData.A2:thermalConductivityData.A18</svg:desc>
                </draw:g>
              </table:table-cell>
              <table:table-cell office:value-type="float" office:value="0.1388">
                <text:p>0.1388</text:p>
                <draw:g>
                  <svg:desc>thermalConductivityData.B2:thermalConductivityData.B18</svg:desc>
                </draw:g>
              </table:table-cell>
              <table:table-cell office:value-type="float" office:value="0.136291475346205">
                <text:p>0.136291475346205</text:p>
                <draw:g>
                  <svg:desc>thermalConductivityData.C2:thermalConductivityData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372">
                <text:p>0.1372</text:p>
              </table:table-cell>
              <table:table-cell office:value-type="float" office:value="0.135336810072341">
                <text:p>0.135336810072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1356">
                <text:p>0.1356</text:p>
              </table:table-cell>
              <table:table-cell office:value-type="float" office:value="0.13434717900719">
                <text:p>0.13434717900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134">
                <text:p>0.134</text:p>
              </table:table-cell>
              <table:table-cell office:value-type="float" office:value="0.133322603291799">
                <text:p>0.133322603291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1324">
                <text:p>0.1324</text:p>
              </table:table-cell>
              <table:table-cell office:value-type="float" office:value="0.132263104067216">
                <text:p>0.132263104067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.1308">
                <text:p>0.1308</text:p>
              </table:table-cell>
              <table:table-cell office:value-type="float" office:value="0.13116870247449">
                <text:p>0.13116870247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1292">
                <text:p>0.1292</text:p>
              </table:table-cell>
              <table:table-cell office:value-type="float" office:value="0.130039419654668">
                <text:p>0.130039419654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.1276">
                <text:p>0.1276</text:p>
              </table:table-cell>
              <table:table-cell office:value-type="float" office:value="0.128875276748798">
                <text:p>0.128875276748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126">
                <text:p>0.126</text:p>
              </table:table-cell>
              <table:table-cell office:value-type="float" office:value="0.127676294897929">
                <text:p>0.127676294897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0.1244">
                <text:p>0.1244</text:p>
              </table:table-cell>
              <table:table-cell office:value-type="float" office:value="0.126442495243109">
                <text:p>0.126442495243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0.1228">
                <text:p>0.1228</text:p>
              </table:table-cell>
              <table:table-cell office:value-type="float" office:value="0.125173898925384">
                <text:p>0.125173898925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0.1212">
                <text:p>0.1212</text:p>
              </table:table-cell>
              <table:table-cell office:value-type="float" office:value="0.123870527085804">
                <text:p>0.123870527085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.1196">
                <text:p>0.1196</text:p>
              </table:table-cell>
              <table:table-cell office:value-type="float" office:value="0.122532400865417">
                <text:p>0.122532400865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0.118">
                <text:p>0.118</text:p>
              </table:table-cell>
              <table:table-cell office:value-type="float" office:value="0.12115954140527">
                <text:p>0.12115954140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0.1164">
                <text:p>0.1164</text:p>
              </table:table-cell>
              <table:table-cell office:value-type="float" office:value="0.119751969846411">
                <text:p>0.119751969846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0.1148">
                <text:p>0.1148</text:p>
              </table:table-cell>
              <table:table-cell office:value-type="float" office:value="0.118309707329889">
                <text:p>0.118309707329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0.1132">
                <text:p>0.1132</text:p>
              </table:table-cell>
              <table:table-cell office:value-type="float" office:value="0.116832774996751">
                <text:p>0.1168327749967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92cm" svg:height="10.233cm" xlink:href=".." xlink:type="simple" chart:class="chart:scatter" chart:style-name="ch1">
        <chart:title svg:x="3.311cm" svg:y="0.34cm" chart:style-name="ch2">
          <text:p>DowthermA vs Therminol VP1 Thermophysical Properties</text:p>
        </chart:title>
        <chart:subtitle svg:x="7.412cm" svg:y="1.323cm" chart:style-name="ch3">
          <text:p>Dynamic Viscosity</text:p>
        </chart:subtitle>
        <chart:legend chart:legend-position="bottom" svg:x="1.394cm" svg:y="9.634cm" style:legend-expansion="wide" chart:style-name="ch4"/>
        <chart:plot-area chart:style-name="ch5" table:cell-range-address="dynamicViscosityData.A2:dynamicViscosityData.C18 dynamicViscosityData.B1:dynamicViscosityData.C1" chart:data-source-has-labels="row" svg:x="1.374cm" svg:y="2.21cm" svg:width="16.455cm" svg:height="6.055cm">
          <chart:coordinate-region svg:x="2.472cm" svg:y="2.41cm" svg:width="15.077cm" svg:height="5.208cm"/>
          <chart:axis chart:dimension="x" chart:name="primary-x" chart:style-name="ch6">
            <chart:title svg:x="7.731cm" svg:y="8.469cm" chart:style-name="ch7">
              <text:p>Temperature (DegreesC)</text:p>
            </chart:title>
          </chart:axis>
          <chart:axis chart:dimension="y" chart:name="primary-y" chart:style-name="ch8">
            <chart:title svg:x="0.451cm" svg:y="7.795cm" chart:style-name="ch9">
              <text:p>Dynamic Viscosity (PascalSecond)</text:p>
            </chart:title>
            <chart:grid chart:style-name="ch10" chart:class="major"/>
          </chart:axis>
          <chart:series chart:style-name="ch11" chart:values-cell-range-address="dynamicViscosityData.B2:dynamicViscosityData.B18" chart:label-cell-address="dynamicViscosityData.B1:dynamicViscosityData.B1" chart:class="chart:scatter">
            <chart:domain table:cell-range-address="dynamicViscosityData.A2:dynamicViscosityData.A18"/>
            <chart:data-point chart:repeated="17"/>
          </chart:series>
          <chart:series chart:style-name="ch12" chart:values-cell-range-address="dynamicViscosityData.C2:dynamicViscosityData.C18" chart:label-cell-address="dynamicViscosityData.C1:dynamicViscosityData.C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dowthermA DynamicViscosity PascalSecond</text:p>
                <draw:g>
                  <svg:desc>dynamicViscosityData.B1:dynamicViscosityData.B1</svg:desc>
                </draw:g>
              </table:table-cell>
              <table:table-cell office:value-type="string">
                <text:p>therminolVP1 DynamicViscosity PascalSecond</text:p>
                <draw:g>
                  <svg:desc>dynamicViscosityData.C1:dynamicViscosity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dynamicViscosityData.A2:dynamicViscosityData.A18</svg:desc>
                </draw:g>
              </table:table-cell>
              <table:table-cell office:value-type="float" office:value="0.00523888900132832">
                <text:p>0.00523888900132832</text:p>
                <draw:g>
                  <svg:desc>dynamicViscosityData.B2:dynamicViscosityData.B18</svg:desc>
                </draw:g>
              </table:table-cell>
              <table:table-cell office:value-type="float" office:value="0.00414429206465297">
                <text:p>0.00414429206465297</text:p>
                <draw:g>
                  <svg:desc>dynamicViscosityData.C2:dynamicViscosityData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00339210562643541">
                <text:p>0.00339210562643541</text:p>
              </table:table-cell>
              <table:table-cell office:value-type="float" office:value="0.00327978311969266">
                <text:p>0.00327978311969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249192542731864">
                <text:p>0.00249192542731864</text:p>
              </table:table-cell>
              <table:table-cell office:value-type="float" office:value="0.00264912088376468">
                <text:p>0.00264912088376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196176737453389">
                <text:p>0.00196176737453389</text:p>
              </table:table-cell>
              <table:table-cell office:value-type="float" office:value="0.00217825825701958">
                <text:p>0.00217825825701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00161348603883797">
                <text:p>0.00161348603883797</text:p>
              </table:table-cell>
              <table:table-cell office:value-type="float" office:value="0.0018194294143009">
                <text:p>0.0018194294143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.00136772332505495">
                <text:p>0.00136772332505495</text:p>
              </table:table-cell>
              <table:table-cell office:value-type="float" office:value="0.00154095687662029">
                <text:p>0.00154095687662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00118530710113207">
                <text:p>0.00118530710113207</text:p>
              </table:table-cell>
              <table:table-cell office:value-type="float" office:value="0.00132130638356154">
                <text:p>0.00132130638356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.00104470911086865">
                <text:p>0.00104470911086865</text:p>
              </table:table-cell>
              <table:table-cell office:value-type="float" office:value="0.00114551000598274">
                <text:p>0.00114551000598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093313257865277">
                <text:p>0.00093313257865277</text:p>
              </table:table-cell>
              <table:table-cell office:value-type="float" office:value="0.00100295314212995">
                <text:p>0.00100295314212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0.000842500939456883">
                <text:p>0.000842500939456883</text:p>
              </table:table-cell>
              <table:table-cell office:value-type="float" office:value="0.000885970316171282">
                <text:p>0.000885970316171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0.000767469378676379">
                <text:p>0.000767469378676379</text:p>
              </table:table-cell>
              <table:table-cell office:value-type="float" office:value="0.000788933506189741">
                <text:p>0.000788933506189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0.00070436226061659">
                <text:p>0.00070436226061659</text:p>
              </table:table-cell>
              <table:table-cell office:value-type="float" office:value="0.00070764773666589">
                <text:p>0.00070764773666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.000650570098045034">
                <text:p>0.000650570098045034</text:p>
              </table:table-cell>
              <table:table-cell office:value-type="float" office:value="0.000638942635821798">
                <text:p>0.000638942635821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0.000604189985597269">
                <text:p>0.000604189985597269</text:p>
              </table:table-cell>
              <table:table-cell office:value-type="float" office:value="0.000580391529310228">
                <text:p>0.000580391529310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0.000563802154186403">
                <text:p>0.000563802154186403</text:p>
              </table:table-cell>
              <table:table-cell office:value-type="float" office:value="0.000530115096107507">
                <text:p>0.000530115096107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0.000528326151893261">
                <text:p>0.000528326151893261</text:p>
              </table:table-cell>
              <table:table-cell office:value-type="float" office:value="0.000486642064549367">
                <text:p>0.000486642064549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0.000496925435309845">
                <text:p>0.000496925435309845</text:p>
              </table:table-cell>
              <table:table-cell office:value-type="float" office:value="0.000448809000551493">
                <text:p>0.0004488090005514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4cm" svg:height="11.104cm" xlink:href=".." xlink:type="simple" chart:class="chart:scatter" chart:style-name="ch1">
        <chart:title svg:x="2.287cm" svg:y="0.358cm" chart:style-name="ch2">
          <text:p>DowthermA vs Therminol VP1 Thermophysical Properties</text:p>
        </chart:title>
        <chart:subtitle svg:x="7.34cm" svg:y="1.359cm" chart:style-name="ch3">
          <text:p>Density</text:p>
        </chart:subtitle>
        <chart:legend chart:legend-position="bottom" svg:x="0.582cm" svg:y="10.505cm" style:legend-expansion="wide" chart:style-name="ch4"/>
        <chart:plot-area chart:style-name="ch5" table:cell-range-address="densityData.A2:densityData.C18 densityData.B1:densityData.C1" chart:data-source-has-labels="row" svg:x="1.333cm" svg:y="2.264cm" svg:width="14.489cm" svg:height="6.854cm">
          <chart:coordinate-region svg:x="2.325cm" svg:y="2.463cm" svg:width="13.217cm" svg:height="6.008cm"/>
          <chart:axis chart:dimension="x" chart:name="primary-x" chart:style-name="ch6">
            <chart:title svg:x="6.707cm" svg:y="9.34cm" chart:style-name="ch7">
              <text:p>Temperature (DegreesC)</text:p>
            </chart:title>
          </chart:axis>
          <chart:axis chart:dimension="y" chart:name="primary-y" chart:style-name="ch8">
            <chart:title svg:x="0.451cm" svg:y="8.13cm" chart:style-name="ch9">
              <text:p>Density(KilogramPerCubicMeter)</text:p>
            </chart:title>
            <chart:grid chart:style-name="ch10" chart:class="major"/>
          </chart:axis>
          <chart:series chart:style-name="ch11" chart:values-cell-range-address="densityData.B2:densityData.B18" chart:label-cell-address="densityData.B1:densityData.B1" chart:class="chart:scatter">
            <chart:domain table:cell-range-address="densityData.A2:densityData.A18"/>
            <chart:data-point chart:repeated="17"/>
          </chart:series>
          <chart:series chart:style-name="ch12" chart:values-cell-range-address="densityData.C2:densityData.C18" chart:label-cell-address="densityData.C1:densityData.C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dowthermA Density KilogramPerCubicMeter</text:p>
                <draw:g>
                  <svg:desc>densityData.B1:densityData.B1</svg:desc>
                </draw:g>
              </table:table-cell>
              <table:table-cell office:value-type="string">
                <text:p>therminolVP1 Density KilogramPerCubicMeter</text:p>
                <draw:g>
                  <svg:desc>densityData.C1:density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densityData.A2:densityData.A18</svg:desc>
                </draw:g>
              </table:table-cell>
              <table:table-cell office:value-type="float" office:value="1061">
                <text:p>1061</text:p>
                <draw:g>
                  <svg:desc>densityData.B2:densityData.B18</svg:desc>
                </draw:g>
              </table:table-cell>
              <table:table-cell office:value-type="float" office:value="1064.85858467893">
                <text:p>1064.85858467893</text:p>
                <draw:g>
                  <svg:desc>densityData.C2:densityData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052.5">
                <text:p>1052.5</text:p>
              </table:table-cell>
              <table:table-cell office:value-type="float" office:value="1056.32369589926">
                <text:p>1056.32369589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044">
                <text:p>1044</text:p>
              </table:table-cell>
              <table:table-cell office:value-type="float" office:value="1047.86513256389">
                <text:p>1047.86513256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035.5">
                <text:p>1035.5</text:p>
              </table:table-cell>
              <table:table-cell office:value-type="float" office:value="1039.47130825882">
                <text:p>1039.47130825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027">
                <text:p>1027</text:p>
              </table:table-cell>
              <table:table-cell office:value-type="float" office:value="1031.13063657006">
                <text:p>1031.13063657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018.5">
                <text:p>1018.5</text:p>
              </table:table-cell>
              <table:table-cell office:value-type="float" office:value="1022.83153108359">
                <text:p>1022.83153108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010">
                <text:p>1010</text:p>
              </table:table-cell>
              <table:table-cell office:value-type="float" office:value="1014.56240538542">
                <text:p>1014.56240538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001.5">
                <text:p>1001.5</text:p>
              </table:table-cell>
              <table:table-cell office:value-type="float" office:value="1006.31167306156">
                <text:p>1006.31167306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93">
                <text:p>993</text:p>
              </table:table-cell>
              <table:table-cell office:value-type="float" office:value="998.067747697988">
                <text:p>998.067747697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984.5">
                <text:p>984.5</text:p>
              </table:table-cell>
              <table:table-cell office:value-type="float" office:value="989.81904288072">
                <text:p>989.81904288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76">
                <text:p>976</text:p>
              </table:table-cell>
              <table:table-cell office:value-type="float" office:value="981.553972195753">
                <text:p>981.553972195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967.5">
                <text:p>967.5</text:p>
              </table:table-cell>
              <table:table-cell office:value-type="float" office:value="973.260949229085">
                <text:p>973.260949229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959">
                <text:p>959</text:p>
              </table:table-cell>
              <table:table-cell office:value-type="float" office:value="964.928387566718">
                <text:p>964.928387566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950.5">
                <text:p>950.5</text:p>
              </table:table-cell>
              <table:table-cell office:value-type="float" office:value="956.54470079465">
                <text:p>956.54470079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942">
                <text:p>942</text:p>
              </table:table-cell>
              <table:table-cell office:value-type="float" office:value="948.098302498883">
                <text:p>948.098302498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933.5">
                <text:p>933.5</text:p>
              </table:table-cell>
              <table:table-cell office:value-type="float" office:value="939.577606265415">
                <text:p>939.577606265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925">
                <text:p>925</text:p>
              </table:table-cell>
              <table:table-cell office:value-type="float" office:value="930.971025680248">
                <text:p>930.9710256802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